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rsid="000f9c30" officeooo:paragraph-rsid="00021717"/>
    </style:style>
    <style:style style:name="P2" style:family="paragraph" style:parent-style-name="Text_20_body">
      <style:paragraph-properties fo:line-height="200%"/>
      <style:text-properties style:font-name="Times New Roman" fo:font-size="12pt" officeooo:rsid="000f9c30" officeooo:paragraph-rsid="00021717"/>
    </style:style>
    <style:style style:name="P3" style:family="paragraph" style:parent-style-name="Text_20_body">
      <style:paragraph-properties fo:line-height="200%"/>
      <style:text-properties style:font-name="Times New Roman" fo:font-size="12pt" officeooo:paragraph-rsid="00021717"/>
    </style:style>
    <style:style style:name="P4" style:family="paragraph" style:parent-style-name="Text_20_body">
      <style:paragraph-properties fo:line-height="200%"/>
      <style:text-properties style:font-name="Times New Roman" fo:font-size="12pt" officeooo:rsid="00021717" officeooo:paragraph-rsid="00021717"/>
    </style:style>
    <style:style style:name="P5" style:family="paragraph" style:parent-style-name="Text_20_body">
      <style:paragraph-properties fo:line-height="200%" fo:text-align="center" style:justify-single-word="false"/>
      <style:text-properties style:font-name="Times New Roman" fo:font-size="12pt" officeooo:rsid="00021717" officeooo:paragraph-rsid="00021717"/>
    </style:style>
    <style:style style:name="P6" style:family="paragraph" style:parent-style-name="Text_20_body">
      <style:paragraph-properties fo:line-height="200%"/>
      <style:text-properties style:font-name="Times New Roman" fo:font-size="12pt" officeooo:rsid="0003a672" officeooo:paragraph-rsid="0003a672"/>
    </style:style>
    <style:style style:name="P7" style:family="paragraph" style:parent-style-name="Standard">
      <style:paragraph-properties fo:line-height="200%"/>
      <style:text-properties style:font-name="Times New Roman" officeooo:rsid="000f9c30" officeooo:paragraph-rsid="00110453"/>
    </style:style>
    <style:style style:name="P8" style:family="paragraph" style:parent-style-name="Text_20_body">
      <style:paragraph-properties fo:line-height="200%"/>
      <style:text-properties style:font-name="Times New Roman" fo:font-size="12pt" officeooo:paragraph-rsid="00021717"/>
    </style:style>
    <style:style style:name="T1" style:family="text">
      <style:text-properties officeooo:rsid="00051775"/>
    </style:style>
    <style:style style:name="T2" style:family="text">
      <style:text-properties officeooo:rsid="0006b645"/>
    </style:style>
    <style:style style:name="T3" style:family="text">
      <style:text-properties officeooo:rsid="0008a206"/>
    </style:style>
    <style:style style:name="T4" style:family="text">
      <style:text-properties officeooo:rsid="000be0ca"/>
    </style:style>
    <style:style style:name="T5" style:family="text">
      <style:text-properties officeooo:rsid="000d419e"/>
    </style:style>
    <style:style style:name="T6" style:family="text">
      <style:text-properties officeooo:rsid="000f2913"/>
    </style:style>
    <style:style style:name="T7" style:family="text">
      <style:text-properties officeooo:rsid="001104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leksandr Yardas</text:p>
      <text:p text:style-name="P4">SPN 217</text:p>
      <text:p text:style-name="P4">Yvette Aparicio</text:p>
      <text:p text:style-name="P5">Tarea para 9/20/17</text:p>
      <text:p text:style-name="P2"/>
      <text:p text:style-name="P2"/>
      <text:p text:style-name="P2">o Compare la relación entre Machuca, Infante y Silvana a las relaciones personales y sociales de los adultos. </text:p>
      <text:p text:style-name="P6"><text:tab/>La relación entre Machuca, Infante y Silvana <text:span text:style-name="T1">ser simbólico de las relaciones entre la población de Santiago.</text:span></text:p>
      <text:p text:style-name="P2"><text:tab/><text:span text:style-name="T2">Empezar mal, desconifiado, tenso</text:span></text:p>
      <text:p text:style-name="P2"><text:tab/><text:span text:style-name="T2">Ponderse amabale, buen amistad, confiado</text:span></text:p>
      <text:p text:style-name="P2"><text:tab/><text:span text:style-name="T2">Terminar en muerte, separación, </text:span></text:p>
      <text:p text:style-name="P2"/>
      <text:p text:style-name="P3">o ¿Qué piensa ud. de lo que hace Infante al final de la película? ¿Cómo interpreta la reacción de Machuca? </text:p>
      <text:p text:style-name="P3"><text:tab/><text:span text:style-name="T3">Infante abandonar al Machuca</text:span></text:p>
      <text:p text:style-name="P3"><text:tab/><text:span text:style-name="T3">Separarse de Machuca, de su amistad</text:span></text:p>
      <text:p text:style-name="P3"><text:tab/><text:span text:style-name="T6">Ser simbólico de la separación entre el rico y el pobre</text:span></text:p>
      <text:p text:style-name="P3"/>
      <text:p text:style-name="P3"><text:soft-page-break/><text:tab/></text:p>
      <text:p text:style-name="P3"><text:tab/></text:p>
      <text:p text:style-name="P3"/>
      <text:p text:style-name="P3">o ¿Cuáles son los temas más importantes de la película? Dé ejemplos específicos. </text:p>
      <text:p text:style-name="P3"><text:tab/><text:span text:style-name="T4">La amistad (Infante y Machuca)</text:span></text:p>
      <text:p text:style-name="P3"><text:tab/><text:span text:style-name="T4">La traición (betrayal), por ejemplo los fuerzos chilenos traicionar la población,</text:span></text:p>
      <text:p text:style-name="P3"><text:tab/><text:span text:style-name="T5">Juventud, crecer (el colegio, las experiencias de los estudiantes)</text:span></text:p>
      <text:p text:style-name="P3"><text:tab/><text:span text:style-name="T5">El respeto (Father McEnroe, Infante y Machuca)</text:span></text:p>
      <text:p text:style-name="P3"><text:tab/></text:p>
      <text:p text:style-name="P3"/>
      <text:p text:style-name="P3"><text:tab/></text:p>
      <text:p text:style-name="P3">o ¿Qué es el mensaje de la película? ¿Cómo lo comunica? </text:p>
      <text:p text:style-name="P7"><text:tab/><text:span text:style-name="T7">La destrucción de la paz (la dictadura de la Junta, los cambios negativos al colegio)</text:span></text:p>
      <text:p text:style-name="P7"><text:tab/><text:span text:style-name="T7">Los comunistas (caliente) contra los nacionalistas (frío)</text:span></text:p>
      <text:p text:style-name="P7"><text:tab/></text:p>
      <text:p text:style-name="P7"><text:tab/></text:p>
      <text:p text:style-name="P7"><text:tab/><text:tab/></text:p>
      <text:p text:style-name="P1"><text:tab/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8:54:59.084438000</meta:creation-date>
    <dc:date>2017-09-20T12:38:10.352427000</dc:date>
    <meta:editing-duration>PT1H26M29S</meta:editing-duration>
    <meta:editing-cycles>9</meta:editing-cycles>
    <meta:generator>LibreOffice/5.2.5.1$MacOSX_X86_64 LibreOffice_project/0312e1a284a7d50ca85a365c316c7abbf20a4d22</meta:generator>
    <meta:document-statistic meta:table-count="0" meta:image-count="0" meta:object-count="0" meta:page-count="2" meta:paragraph-count="30" meta:word-count="176" meta:character-count="1129" meta:non-whitespace-character-count="945"/>
  </office:meta>
</office:document-meta>
</file>